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Default">
      <style:paragraph-properties fo:margin-left="0.6cm" fo:margin-right="0cm" fo:margin-top="0cm" fo:margin-bottom="0cm" loext:contextual-spacing="false" style:line-height-at-least="0.353cm" fo:text-align="start" style:justify-single-word="false" fo:text-indent="-0.594cm" style:auto-text-indent="false" style:writing-mode="lr-tb">
        <style:tab-stops>
          <style:tab-stop style:position="0cm"/>
        </style:tab-stops>
      </style:paragraph-properties>
      <style:text-properties fo:font-size="18pt" style:font-size-asian="18pt" style:font-size-complex="18pt"/>
    </style:style>
    <style:style style:name="P2" style:family="paragraph" style:parent-style-name="Default">
      <style:paragraph-properties fo:margin-left="0.594cm" fo:margin-right="0cm" fo:margin-top="0cm" fo:margin-bottom="0cm" loext:contextual-spacing="false" style:line-height-at-least="0.353cm" fo:text-align="start" style:justify-single-word="false" fo:text-indent="-0.589cm" style:auto-text-indent="false" style:writing-mode="lr-tb">
        <style:tab-stops>
          <style:tab-stop style:position="0cm"/>
        </style:tab-stops>
      </style:paragraph-properties>
    </style:style>
    <style:style style:name="T1" style:family="text">
      <style:text-properties style:text-position="10% 100%" style:font-name="Times New Roman" fo:font-size="20pt" fo:letter-spacing="normal" fo:font-weight="bold" style:font-size-asian="20pt" style:font-weight-asian="bold"/>
    </style:style>
    <style:style style:name="T2" style:family="text">
      <style:text-properties style:text-position="10% 100%" style:font-name="Times New Roman" fo:letter-spacing="normal" fo:font-weight="bold" style:font-weight-asian="bold"/>
    </style:style>
    <style:style style:name="T3" style:family="text">
      <style:text-properties style:font-name="Times New Roman" fo:font-size="20pt" fo:letter-spacing="normal" fo:font-weight="bold" style:font-size-asian="20pt" style:font-weight-asian="bold"/>
    </style:style>
    <style:style style:name="T4" style:family="text">
      <style:text-properties style:font-name="Times New Roman" fo:font-size="20pt" fo:letter-spacing="normal" fo:font-weight="bold" officeooo:rsid="001048c1" style:font-size-asian="20pt" style:font-weight-asian="bold"/>
    </style:style>
    <style:style style:name="T5" style:family="text">
      <style:text-properties style:font-name="Times New Roman" fo:font-size="20pt" fo:letter-spacing="normal" fo:font-weight="bold" style:font-size-asian="20pt" style:font-weight-asian="bold" style:font-size-complex="20pt"/>
    </style:style>
    <style:style style:name="T6" style:family="text">
      <style:text-properties style:font-name="Times New Roman" fo:font-size="24pt" fo:letter-spacing="normal" fo:font-weight="bold" style:font-size-asian="24pt" style:font-weight-asian="bold"/>
    </style:style>
    <style:style style:name="T7" style:family="text">
      <style:text-properties style:font-name="Times New Roman" fo:letter-spacing="normal" fo:font-weight="bold" style:font-weight-asian="bold"/>
    </style:style>
    <style:style style:name="T8" style:family="text">
      <style:text-properties style:font-name="Times New Roman" fo:letter-spacing="normal" fo:font-weight="bold" officeooo:rsid="001048c1" style:font-weight-asian="bold"/>
    </style:style>
    <style:style style:name="T9" style:family="text">
      <style:text-properties style:text-position="8% 100%" style:font-name="Times New Roman" fo:font-size="24pt" fo:letter-spacing="normal" fo:font-weight="bold" style:font-size-asian="24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/scripts/prepare-kernel.sh </text:span><text:span text:style-name="T7">–linux=../../linux-4.9.51/linu</text:span><text:span text:style-name="T8">x-</text:span><text:span text:style-name="T7">4.9.51/ --ipipe=../../ipipe-core-4.9.51-x86-4.patch –arch=x86-4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stom_20_Layout_7e_LT_7e_Gliederung_20_1" style:display-name="Custom Layout~LT~Gliederung 1" style:family="paragraph" style:default-outline-level="">
      <style:paragraph-properties fo:margin-top="0.499cm" fo:margin-bottom="0cm" loext:contextual-spacing="false" fo:line-height="92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Gliederung_20_2" style:display-name="Custom Layout~LT~Gliederung 2" style:family="paragraph" style:parent-style-name="Custom_20_Layout_7e_LT_7e_Gliederung_20_1" style:default-outline-level="">
      <style:paragraph-properties fo:margin-top="0.4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ustom_20_Layout_7e_LT_7e_Gliederung_20_3" style:display-name="Custom Layout~LT~Gliederung 3" style:family="paragraph" style:parent-style-name="Custom_20_Layout_7e_LT_7e_Gliederung_20_2" style:default-outline-level="">
      <style:paragraph-properties fo:margin-top="0.3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4" style:display-name="Custom Layout~LT~Gliederung 4" style:family="paragraph" style:parent-style-name="Custom_20_Layout_7e_LT_7e_Gliederung_20_3" style:default-outline-level="">
      <style:paragraph-properties fo:margin-top="0.199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5" style:display-name="Custom Layout~LT~Gliederung 5" style:family="paragraph" style:parent-style-name="Custom_20_Layout_7e_LT_7e_Gliederung_20_4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6" style:display-name="Custom Layout~LT~Gliederung 6" style:family="paragraph" style:parent-style-name="Custom_20_Layout_7e_LT_7e_Gliederung_20_5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7" style:display-name="Custom Layout~LT~Gliederung 7" style:family="paragraph" style:parent-style-name="Custom_20_Layout_7e_LT_7e_Gliederung_20_6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8" style:display-name="Custom Layout~LT~Gliederung 8" style:family="paragraph" style:parent-style-name="Custom_20_Layout_7e_LT_7e_Gliederung_20_7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9" style:display-name="Custom Layout~LT~Gliederung 9" style:family="paragraph" style:parent-style-name="Custom_20_Layout_7e_LT_7e_Gliederung_20_8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Titel" style:display-name="Custom Layout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Untertitel" style:display-name="Custom Layou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Notizen" style:display-name="Custom Layou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Hintergrundobjekte" style:display-name="Custom Layou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20_Layout_7e_LT_7e_Hintergrund" style:display-name="Custom Layou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note_20_Anchor" style:display-name="End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note_20_Characters" style:display-name="End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style="italic" style:font-name-asian="DejaVu Sans1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Label_20_1" style:display-name="ListLabel 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margin-top="0cm" fo:margin-bottom="0.623cm" loext:contextual-spacing="false" fo:text-align="start" style:justify-single-word="false" fo:orphans="2" fo:widows="2" fo:text-indent="0cm" style:auto-text-indent="false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50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fo:line-height="92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50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50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5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 fo:line-height="92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 fo:line-height="92%" fo:text-align="start" style:justify-single-word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line-height="92%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DejaVu Sans" fo:font-family="'DejaVu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Default">
      <style:paragraph-properties fo:margin-left="0.594cm" fo:margin-right="0cm" fo:margin-top="0cm" fo:margin-bottom="0cm" loext:contextual-spacing="false" style:line-height-at-least="0.353cm" fo:text-align="start" style:justify-single-word="false" fo:text-indent="-0.589cm" style:auto-text-indent="false" style:writing-mode="lr-tb">
        <style:tab-stops>
          <style:tab-stop style:position="0cm"/>
        </style:tab-stops>
      </style:paragraph-properties>
    </style:style>
    <style:style style:name="MT1" style:family="text">
      <style:text-properties style:text-position="8% 100%" style:font-name="Times New Roman" fo:font-size="24pt" fo:letter-spacing="normal" fo:font-weight="bold" style:font-size-asian="24pt" style:font-weight-asian="bold"/>
    </style:style>
    <style:style style:name="MT2" style:family="text">
      <style:text-properties style:font-name="Times New Roman" fo:font-size="20pt" fo:letter-spacing="normal" fo:font-weight="bold" style:font-size-asian="20pt" style:font-weight-asian="bold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kernel patching</text:span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52:08.206173283</meta:creation-date>
    <dc:date>2017-11-13T11:54:11.024894268</dc:date>
    <meta:editing-duration>PT2M3S</meta:editing-duration>
    <meta:editing-cycles>1</meta:editing-cycles>
    <meta:document-statistic meta:table-count="0" meta:image-count="0" meta:object-count="0" meta:page-count="1" meta:paragraph-count="2" meta:word-count="7" meta:character-count="138" meta:non-whitespace-character-count="133"/>
    <meta:generator>LibreOffice/5.1.2.2$Linux_X86_64 LibreOffice_project/10m0$Build-2</meta:generator>
  </office:meta>
</office:document-meta>
</file>